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8cm"/>
    </style:style>
    <style:style style:name="co2" style:family="table-column">
      <style:table-column-properties fo:break-before="auto" style:column-width="8.68cm"/>
    </style:style>
    <style:style style:name="co3" style:family="table-column">
      <style:table-column-properties fo:break-before="auto" style:column-width="1.935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2.244cm"/>
    </style:style>
    <style:style style:name="co9" style:family="table-column">
      <style:table-column-properties fo:break-before="auto" style:column-width="4.235cm"/>
    </style:style>
    <style:style style:name="co10" style:family="table-column">
      <style:table-column-properties fo:break-before="auto" style:column-width="3.847cm"/>
    </style:style>
    <style:style style:name="co11" style:family="table-column">
      <style:table-column-properties fo:break-before="auto" style:column-width="1.85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3.63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1.36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032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007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1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amp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8.333cm" svg:height="1.386cm" svg:x="1.538cm" svg:y="0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office:annotation draw:style-name="gr2" draw:text-style-name="P1" svg:width="2.899cm" svg:height="0.669cm" svg:x="12.153cm" svg:y="0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1" office:value-type="string" calcext:value-type="string">
            <office:annotation draw:style-name="gr1" draw:text-style-name="P1" svg:width="2.899cm" svg:height="1.386cm" svg:x="13.291cm" svg:y="0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1" office:value-type="string" calcext:value-type="string">
            <office:annotation draw:style-name="gr3" draw:text-style-name="P1" svg:width="2.899cm" svg:height="1.139cm" svg:x="14.54cm" svg:y="0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1" office:value-type="string" calcext:value-type="string">
            <office:annotation draw:style-name="gr4" draw:text-style-name="P1" svg:width="8.33cm" svg:height="0.991cm" svg:x="15.589cm" svg:y="0.69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1" office:value-type="string" calcext:value-type="string">
            <office:annotation draw:style-name="gr1" draw:text-style-name="P1" svg:width="2.899cm" svg:height="1.386cm" svg:x="18.138cm" svg:y="0.824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1" office:value-type="string" calcext:value-type="string">
            <office:annotation draw:style-name="gr5" draw:text-style-name="P1" svg:width="6.151cm" svg:height="2.232cm" svg:x="20.326cm" svg:y="0.744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1" office:value-type="string" calcext:value-type="string">
            <office:annotation draw:style-name="gr6" draw:text-style-name="P1" svg:width="11.443cm" svg:height="5.207cm" svg:x="22.32cm" svg:y="0.823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1" office:value-type="string" calcext:value-type="string">
            <office:annotation draw:style-name="gr7" draw:text-style-name="P1" svg:width="9.514cm" svg:height="0.718cm" svg:x="26.943cm" svg:y="0.559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1" office:value-type="string" calcext:value-type="string">
            <office:annotation draw:style-name="gr8" draw:text-style-name="P1" svg:width="7.141cm" svg:height="1.781cm" svg:x="30.763cm" svg:y="1.143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1" office:value-type="string" calcext:value-type="string">
            <office:annotation draw:style-name="gr1" draw:text-style-name="P1" svg:width="9.733cm" svg:height="1.386cm" svg:x="32.37cm" svg:y="0.929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Signature de version </text:p>
          </table:table-cell>
          <table:table-cell table:style-name="ce2" office:value-type="string" calcext:value-type="string">
            <text:p>SIGVER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lé d'intégrité </text:p>
          </table:table-cell>
          <table:table-cell table:style-name="ce2" office:value-type="string" calcext:value-type="string">
            <text:p>CLEINTG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format VID-HOSP (3 derniers caractères) </text:p>
          </table:table-cell>
          <table:table-cell table:style-name="ce2" office:value-type="string" calcext:value-type="string">
            <text:p>FMTVH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'012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immatriculation assuré ' </text:p>
          </table:table-cell>
          <table:table-cell table:style-name="ce2" office:value-type="string" calcext:value-type="string">
            <text:p>RNI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naissance ' </text:p>
          </table:table-cell>
          <table:table-cell table:style-name="ce2" office:value-type="string" calcext:value-type="string">
            <text:p>RDNAI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sexe ' </text:p>
          </table:table-cell>
          <table:table-cell table:style-name="ce2" office:value-type="string" calcext:value-type="string">
            <text:p>RSEX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d'identification administratif de séjour ' </text:p>
          </table:table-cell>
          <table:table-cell table:style-name="ce2" office:value-type="string" calcext:value-type="string">
            <text:p>RNAD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anonyme </text:p>
          </table:table-cell>
          <table:table-cell table:style-name="ce2" office:value-type="string" calcext:value-type="string">
            <text:p>NANO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d'identification administratif de séjour </text:p>
          </table:table-cell>
          <table:table-cell table:style-name="ce2" office:value-type="string" calcext:value-type="string">
            <text:p>NADL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anonyme individuel </text:p>
          </table:table-cell>
          <table:table-cell table:style-name="ce2" office:value-type="string" calcext:value-type="string">
            <text:p>NANOI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FINESS e-PMSI </text:p>
          </table:table-cell>
          <table:table-cell table:style-name="ce2" office:value-type="string" calcext:value-type="string">
            <text:p>FINE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code grand régime ' </text:p>
          </table:table-cell>
          <table:table-cell table:style-name="ce2" office:value-type="string" calcext:value-type="string">
            <text:p>RCG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7" calcext:value-type="float">
            <text:p>8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Code gestion ' </text:p>
          </table:table-cell>
          <table:table-cell table:style-name="ce2" office:value-type="string" calcext:value-type="string">
            <text:p>RCGE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8" calcext:value-type="float">
            <text:p>8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code justification d'exonération du ticket modérateur ' </text:p>
          </table:table-cell>
          <table:table-cell table:style-name="ce2" office:value-type="string" calcext:value-type="string">
            <text:p>RJEMT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9" calcext:value-type="float">
            <text:p>8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code de prise en charge du forfait journalier ' </text:p>
          </table:table-cell>
          <table:table-cell table:style-name="ce2" office:value-type="string" calcext:value-type="string">
            <text:p>RCPCFJ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0" calcext:value-type="float">
            <text:p>9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ature d'assurance ' </text:p>
          </table:table-cell>
          <table:table-cell table:style-name="ce2" office:value-type="string" calcext:value-type="string">
            <text:p>RNAT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1" calcext:value-type="float">
            <text:p>9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type de contrat souscrit auprès d'un organisme complémentaire ' </text:p>
          </table:table-cell>
          <table:table-cell table:style-name="ce2" office:value-type="string" calcext:value-type="string">
            <text:p>RTYP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2" calcext:value-type="float">
            <text:p>9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séjour facturable à l'assurance maladie ' </text:p>
          </table:table-cell>
          <table:table-cell table:style-name="ce2" office:value-type="string" calcext:value-type="string">
            <text:p>RSFA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3" calcext:value-type="float">
            <text:p>9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tif de la non facturation à l'assurance maladie ' </text:p>
          </table:table-cell>
          <table:table-cell table:style-name="ce2" office:value-type="string" calcext:value-type="string">
            <text:p>RMNFA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4" calcext:value-type="float">
            <text:p>9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facturation du 18 euro ' </text:p>
          </table:table-cell>
          <table:table-cell table:style-name="ce2" office:value-type="string" calcext:value-type="string">
            <text:p>RFA1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5" calcext:value-type="float">
            <text:p>9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ombre de venues de la facture ' </text:p>
          </table:table-cell>
          <table:table-cell table:style-name="ce2" office:value-type="string" calcext:value-type="string">
            <text:p>RNBVF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6" calcext:value-type="float">
            <text:p>9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à facturer au titre du ticket modérateur' </text:p>
          </table:table-cell>
          <table:table-cell table:style-name="ce2" office:value-type="string" calcext:value-type="string">
            <text:p>RMFT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7" calcext:value-type="float">
            <text:p>9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à facturer au titre du forfait journalier ' </text:p>
          </table:table-cell>
          <table:table-cell table:style-name="ce2" office:value-type="string" calcext:value-type="string">
            <text:p>RMFFJ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8" calcext:value-type="float">
            <text:p>9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total du séjour remboursé par l'assurance maladie (i.e. hors prestations annexes ') </text:p>
          </table:table-cell>
          <table:table-cell table:style-name="ce2" office:value-type="string" calcext:value-type="string">
            <text:p>RMTSR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9" calcext:value-type="float">
            <text:p>9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lié à la majoration au parcours de soin ' </text:p>
          </table:table-cell>
          <table:table-cell table:style-name="ce2" office:value-type="string" calcext:value-type="string">
            <text:p>RMMP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base remboursement ' </text:p>
          </table:table-cell>
          <table:table-cell table:style-name="ce2" office:value-type="string" calcext:value-type="string">
            <text:p>RMB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1" calcext:value-type="float">
            <text:p>10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taux de remboursement ' </text:p>
          </table:table-cell>
          <table:table-cell table:style-name="ce2" office:value-type="string" calcext:value-type="string">
            <text:p>RTX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2" calcext:value-type="float">
            <text:p>10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Patient bénéficiaire de la CMU ' </text:p>
          </table:table-cell>
          <table:table-cell table:style-name="ce2" office:value-type="string" calcext:value-type="string">
            <text:p>RBCM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3" calcext:value-type="float">
            <text:p>10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administratif de séjour de la mère ' </text:p>
          </table:table-cell>
          <table:table-cell table:style-name="ce2" office:value-type="string" calcext:value-type="string">
            <text:p>RNADL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4" calcext:value-type="float">
            <text:p>10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Hospitalisation d'un nouveau-né auprès de la mère ' </text:p>
          </table:table-cell>
          <table:table-cell table:style-name="ce2" office:value-type="string" calcext:value-type="string">
            <text:p>RHNN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5" calcext:value-type="float">
            <text:p>10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Hospitalisation pour prélèvement d'organe ' </text:p>
          </table:table-cell>
          <table:table-cell table:style-name="ce2" office:value-type="string" calcext:value-type="string">
            <text:p>RHP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6" calcext:value-type="float">
            <text:p>10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l'hospitalisation ' </text:p>
          </table:table-cell>
          <table:table-cell table:style-name="ce2" office:value-type="string" calcext:value-type="string">
            <text:p>RDT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7" calcext:value-type="float">
            <text:p>10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total du séjour remboursable pour l'AMC ' </text:p>
          </table:table-cell>
          <table:table-cell table:style-name="ce2" office:value-type="string" calcext:value-type="string">
            <text:p>RMTSR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8" calcext:value-type="float">
            <text:p>10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Code participation assuré ' </text:p>
          </table:table-cell>
          <table:table-cell table:style-name="ce2" office:value-type="string" calcext:value-type="string">
            <text:p>RCP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9" calcext:value-type="float">
            <text:p>10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d’entrée ' </text:p>
          </table:table-cell>
          <table:table-cell table:style-name="ce2" office:value-type="string" calcext:value-type="string">
            <text:p>RNEN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0" calcext:value-type="float">
            <text:p>11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Rang de naissance ' </text:p>
          </table:table-cell>
          <table:table-cell table:style-name="ce2" office:value-type="string" calcext:value-type="string">
            <text:p>RRG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Rang du bénéficiaire ' </text:p>
          </table:table-cell>
          <table:table-cell table:style-name="ce2" office:value-type="string" calcext:value-type="string">
            <text:p>RRGB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2" calcext:value-type="float">
            <text:p>11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caisse gestionnaire ' </text:p>
          </table:table-cell>
          <table:table-cell table:style-name="ce2" office:value-type="string" calcext:value-type="string">
            <text:p>RNCAG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3" calcext:value-type="float">
            <text:p>11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centre gestionnaire ' </text:p>
          </table:table-cell>
          <table:table-cell table:style-name="ce2" office:value-type="string" calcext:value-type="string">
            <text:p>RNCEG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4" calcext:value-type="float">
            <text:p>11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Confirmation de la prise en charge dans le cadre du dispositif des soins urgents ' </text:p>
          </table:table-cell>
          <table:table-cell table:style-name="ce2" office:value-type="string" calcext:value-type="string">
            <text:p>RCPEC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5" calcext:value-type="float">
            <text:p>11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uméro accident du travail ou date d’accident de droit commun' </text:p>
          </table:table-cell>
          <table:table-cell table:style-name="ce2" office:value-type="string" calcext:value-type="string">
            <text:p>RNA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6" calcext:value-type="float">
            <text:p>11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d’organisme complémentaire' </text:p>
          </table:table-cell>
          <table:table-cell table:style-name="ce2" office:value-type="string" calcext:value-type="string">
            <text:p>RNOC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7" calcext:value-type="float">
            <text:p>11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N° FINESS d’inscription e-PMSI' </text:p>
          </table:table-cell>
          <table:table-cell table:style-name="ce2" office:value-type="string" calcext:value-type="string">
            <text:p>RFINE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8" calcext:value-type="float">
            <text:p>11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N° immatriculation individuel' </text:p>
          </table:table-cell>
          <table:table-cell table:style-name="ce2" office:value-type="string" calcext:value-type="string">
            <text:p>RNIM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9" calcext:value-type="float">
            <text:p>11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Nature de la pièce justificative des droits' </text:p>
          </table:table-cell>
          <table:table-cell table:style-name="ce2" office:value-type="string" calcext:value-type="string">
            <text:p>RNPJ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0" calcext:value-type="float">
            <text:p>12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Prise en charge établie le' </text:p>
          </table:table-cell>
          <table:table-cell table:style-name="ce2" office:value-type="string" calcext:value-type="string">
            <text:p>RDTPE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1" calcext:value-type="float">
            <text:p>12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Attestation de droits, carte Vitale ou prise en charge valable à compter du.' </text:p>
          </table:table-cell>
          <table:table-cell table:style-name="ce2" office:value-type="string" calcext:value-type="string">
            <text:p>RDTAD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2" calcext:value-type="float">
            <text:p>12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Délivrée par' </text:p>
          </table:table-cell>
          <table:table-cell table:style-name="ce2" office:value-type="string" calcext:value-type="string">
            <text:p>RADD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3" calcext:value-type="float">
            <text:p>12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Régime de prestation de l’assuré' </text:p>
          </table:table-cell>
          <table:table-cell table:style-name="ce2" office:value-type="string" calcext:value-type="string">
            <text:p>RRPR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4" calcext:value-type="float">
            <text:p>12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Top éclatement des flux par l’établissement' </text:p>
          </table:table-cell>
          <table:table-cell table:style-name="ce2" office:value-type="string" calcext:value-type="string">
            <text:p>RTEF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5" calcext:value-type="float">
            <text:p>12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Date d’entrée' </text:p>
          </table:table-cell>
          <table:table-cell table:style-name="ce2" office:value-type="string" calcext:value-type="string">
            <text:p>RDEN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6" calcext:value-type="float">
            <text:p>12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Date de sortie' </text:p>
          </table:table-cell>
          <table:table-cell table:style-name="ce2" office:value-type="string" calcext:value-type="string">
            <text:p>RDSO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7" calcext:value-type="float">
            <text:p>12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total du séjour facturé au patient ' </text:p>
          </table:table-cell>
          <table:table-cell table:style-name="ce2" office:value-type="string" calcext:value-type="string">
            <text:p>RMTSF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8" calcext:value-type="float">
            <text:p>12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Rejet AMO ' </text:p>
          </table:table-cell>
          <table:table-cell table:style-name="ce2" office:value-type="string" calcext:value-type="string">
            <text:p>RRJAM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9" calcext:value-type="float">
            <text:p>12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facturation AMO ' </text:p>
          </table:table-cell>
          <table:table-cell table:style-name="ce2" office:value-type="string" calcext:value-type="string">
            <text:p>RDFAM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0" calcext:value-type="float">
            <text:p>13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facturation AMC ' </text:p>
          </table:table-cell>
          <table:table-cell table:style-name="ce2" office:value-type="string" calcext:value-type="string">
            <text:p>RDFAM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1" calcext:value-type="float">
            <text:p>13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facturation patient ' </text:p>
          </table:table-cell>
          <table:table-cell table:style-name="ce2" office:value-type="string" calcext:value-type="string">
            <text:p>RDF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2" calcext:value-type="float">
            <text:p>13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paiement AMO ' </text:p>
          </table:table-cell>
          <table:table-cell table:style-name="ce2" office:value-type="string" calcext:value-type="string">
            <text:p>RDPAM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3" calcext:value-type="float">
            <text:p>13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paiement AMC ' </text:p>
          </table:table-cell>
          <table:table-cell table:style-name="ce2" office:value-type="string" calcext:value-type="string">
            <text:p>RDPAM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4" calcext:value-type="float">
            <text:p>13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paiement patient ' </text:p>
          </table:table-cell>
          <table:table-cell table:style-name="ce2" office:value-type="string" calcext:value-type="string">
            <text:p>RDP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5" calcext:value-type="float">
            <text:p>13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Statut FT AMO ' </text:p>
          </table:table-cell>
          <table:table-cell table:style-name="ce2" office:value-type="string" calcext:value-type="string">
            <text:p>RSFAM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6" calcext:value-type="float">
            <text:p>13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Statut FT AMC ' </text:p>
          </table:table-cell>
          <table:table-cell table:style-name="ce2" office:value-type="string" calcext:value-type="string">
            <text:p>RSFAM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7" calcext:value-type="float">
            <text:p>13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Statut FT patient ' </text:p>
          </table:table-cell>
          <table:table-cell table:style-name="ce2" office:value-type="string" calcext:value-type="string">
            <text:p>RSF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8" calcext:value-type="float">
            <text:p>13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Pays d’assurance social ' </text:p>
          </table:table-cell>
          <table:table-cell table:style-name="ce2" office:value-type="string" calcext:value-type="string">
            <text:p>RPYA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9" calcext:value-type="float">
            <text:p>13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grand régime </text:p>
          </table:table-cell>
          <table:table-cell table:style-name="ce2" office:value-type="string" calcext:value-type="string">
            <text:p>CG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41" calcext:value-type="float">
            <text:p>14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gestion </text:p>
          </table:table-cell>
          <table:table-cell table:style-name="ce2" office:value-type="string" calcext:value-type="string">
            <text:p>CGE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43" calcext:value-type="float">
            <text:p>14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justification d'exonération du ticket modérateur </text:p>
          </table:table-cell>
          <table:table-cell table:style-name="ce2" office:value-type="string" calcext:value-type="string">
            <text:p>JEMT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44" calcext:value-type="float">
            <text:p>14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de prise en charge du forfait journalier </text:p>
          </table:table-cell>
          <table:table-cell table:style-name="ce2" office:value-type="string" calcext:value-type="string">
            <text:p>CPCFJ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45" calcext:value-type="float">
            <text:p>14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Nature d'assurance </text:p>
          </table:table-cell>
          <table:table-cell table:style-name="ce2" office:value-type="string" calcext:value-type="string">
            <text:p>NAT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147" calcext:value-type="float">
            <text:p>14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Type de contrat souscrit auprès d'un organisme complémentaire </text:p>
          </table:table-cell>
          <table:table-cell table:style-name="ce2" office:value-type="string" calcext:value-type="string">
            <text:p>TYP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49" calcext:value-type="float">
            <text:p>14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Séjour facturable à l'assurance maladie </text:p>
          </table:table-cell>
          <table:table-cell table:style-name="ce2" office:value-type="string" calcext:value-type="string">
            <text:p>SFA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50" calcext:value-type="float">
            <text:p>15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Motif de la non facturation à l'assurance maladie </text:p>
          </table:table-cell>
          <table:table-cell table:style-name="ce2" office:value-type="string" calcext:value-type="string">
            <text:p>MNFA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51" calcext:value-type="float">
            <text:p>15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Facturation du 18 euro </text:p>
          </table:table-cell>
          <table:table-cell table:style-name="ce2" office:value-type="string" calcext:value-type="string">
            <text:p>FA1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52" calcext:value-type="float">
            <text:p>15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Nombre de venues de la facture </text:p>
          </table:table-cell>
          <table:table-cell table:style-name="ce2" office:value-type="string" calcext:value-type="string">
            <text:p>NBVF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56" calcext:value-type="float">
            <text:p>15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à facturer au titre du ticket modérateur </text:p>
          </table:table-cell>
          <table:table-cell table:style-name="ce2" office:value-type="string" calcext:value-type="string">
            <text:p>MFTM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66" calcext:value-type="float">
            <text:p>16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à facturer au titre du forfait journalier </text:p>
          </table:table-cell>
          <table:table-cell table:style-name="ce2" office:value-type="string" calcext:value-type="string">
            <text:p>MFFJ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76" calcext:value-type="float">
            <text:p>17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total du séjour remboursé par l'assurance maladie (i.e. hors prestations annexes) </text:p>
          </table:table-cell>
          <table:table-cell table:style-name="ce2" office:value-type="string" calcext:value-type="string">
            <text:p>MTSRO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86" calcext:value-type="float">
            <text:p>18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lié à la majoration au parcours de soins </text:p>
          </table:table-cell>
          <table:table-cell table:style-name="ce2" office:value-type="string" calcext:value-type="string">
            <text:p>MMP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90" calcext:value-type="float">
            <text:p>19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base remboursement </text:p>
          </table:table-cell>
          <table:table-cell table:style-name="ce2" office:value-type="string" calcext:value-type="string">
            <text:p>MBR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Taux de remboursement </text:p>
          </table:table-cell>
          <table:table-cell table:style-name="ce2" office:value-type="string" calcext:value-type="string">
            <text:p>TXR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205" calcext:value-type="float">
            <text:p>20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Patient bénéficiaire de la CMU </text:p>
          </table:table-cell>
          <table:table-cell table:style-name="ce2" office:value-type="string" calcext:value-type="string">
            <text:p>BCM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06" calcext:value-type="float">
            <text:p>20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administratif de séjour de la mère </text:p>
          </table:table-cell>
          <table:table-cell table:style-name="ce2" office:value-type="string" calcext:value-type="string">
            <text:p>NADLM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226" calcext:value-type="float">
            <text:p>22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Hospitalisation d'un nouveau-né auprès de la mère </text:p>
          </table:table-cell>
          <table:table-cell table:style-name="ce2" office:value-type="string" calcext:value-type="string">
            <text:p>HNN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27" calcext:value-type="float">
            <text:p>22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Hospitalisation pour prélèvement d'organe </text:p>
          </table:table-cell>
          <table:table-cell table:style-name="ce2" office:value-type="string" calcext:value-type="string">
            <text:p>HP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28" calcext:value-type="float">
            <text:p>22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l'hospitalisation </text:p>
          </table:table-cell>
          <table:table-cell table:style-name="ce2" office:value-type="string" calcext:value-type="string">
            <text:p>DTH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236" calcext:value-type="float">
            <text:p>23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total du séjour remboursable pour l'AMC </text:p>
          </table:table-cell>
          <table:table-cell table:style-name="ce2" office:value-type="string" calcext:value-type="string">
            <text:p>MTSRC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246" calcext:value-type="float">
            <text:p>24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naissance du bénéficiaire </text:p>
          </table:table-cell>
          <table:table-cell table:style-name="ce2" office:value-type="string" calcext:value-type="string">
            <text:p>DNAI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254" calcext:value-type="float">
            <text:p>25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Sexe du bénéficiaire </text:p>
          </table:table-cell>
          <table:table-cell table:style-name="ce2" office:value-type="string" calcext:value-type="string">
            <text:p>SEX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55" calcext:value-type="float">
            <text:p>25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participation assuré </text:p>
          </table:table-cell>
          <table:table-cell table:style-name="ce2" office:value-type="string" calcext:value-type="string">
            <text:p>CP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56" calcext:value-type="float">
            <text:p>25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d’entrée </text:p>
          </table:table-cell>
          <table:table-cell table:style-name="ce2" office:value-type="string" calcext:value-type="string">
            <text:p>NEN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265" calcext:value-type="float">
            <text:p>26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Rang de naissance </text:p>
          </table:table-cell>
          <table:table-cell table:style-name="ce2" office:value-type="string" calcext:value-type="string">
            <text:p>RG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66" calcext:value-type="float">
            <text:p>26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Rang du bénéficiaire 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269" calcext:value-type="float">
            <text:p>26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caisse gestionnaire </text:p>
          </table:table-cell>
          <table:table-cell table:style-name="ce2" office:value-type="string" calcext:value-type="string">
            <text:p>NCA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2" calcext:value-type="float">
            <text:p>27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centre gestionnaire </text:p>
          </table:table-cell>
          <table:table-cell table:style-name="ce2" office:value-type="string" calcext:value-type="string">
            <text:p>NCEG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276" calcext:value-type="float">
            <text:p>27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nfirmation de la prise en charge dans le cadre du dispositif des soins urgents </text:p>
          </table:table-cell>
          <table:table-cell table:style-name="ce2" office:value-type="string" calcext:value-type="string">
            <text:p>CPEC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77" calcext:value-type="float">
            <text:p>27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Numéro accident du travail ou date d’accident de droit commun </text:p>
          </table:table-cell>
          <table:table-cell table:style-name="ce2" office:value-type="string" calcext:value-type="string">
            <text:p>NA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286" calcext:value-type="float">
            <text:p>28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d’organisme complémentaire </text:p>
          </table:table-cell>
          <table:table-cell table:style-name="ce2" office:value-type="string" calcext:value-type="string">
            <text:p>NOCO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296" calcext:value-type="float">
            <text:p>29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Nature de la pièce justificative des droits </text:p>
          </table:table-cell>
          <table:table-cell table:style-name="ce2" office:value-type="string" calcext:value-type="string">
            <text:p>NPJ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97" calcext:value-type="float">
            <text:p>29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Prise en charge établie le </text:p>
          </table:table-cell>
          <table:table-cell table:style-name="ce2" office:value-type="string" calcext:value-type="string">
            <text:p>DTPEC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305" calcext:value-type="float">
            <text:p>30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Attestation de droits, carte Vitale ou prise en charge valable à compter du. </text:p>
          </table:table-cell>
          <table:table-cell table:style-name="ce2" office:value-type="string" calcext:value-type="string">
            <text:p>DTADD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313" calcext:value-type="float">
            <text:p>313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Délivrée par </text:p>
          </table:table-cell>
          <table:table-cell table:style-name="ce2" office:value-type="string" calcext:value-type="string">
            <text:p>ADD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316" calcext:value-type="float">
            <text:p>31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Régime de prestation de l’assuré </text:p>
          </table:table-cell>
          <table:table-cell table:style-name="ce2" office:value-type="string" calcext:value-type="string">
            <text:p>RPR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319" calcext:value-type="float">
            <text:p>31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Top éclatement des flux par l’établissement </text:p>
          </table:table-cell>
          <table:table-cell table:style-name="ce2" office:value-type="string" calcext:value-type="string">
            <text:p>TEF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20" calcext:value-type="float">
            <text:p>32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’entrée </text:p>
          </table:table-cell>
          <table:table-cell table:style-name="ce2" office:value-type="string" calcext:value-type="string">
            <text:p>DEN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328" calcext:value-type="float">
            <text:p>32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sortie </text:p>
          </table:table-cell>
          <table:table-cell table:style-name="ce2" office:value-type="string" calcext:value-type="string">
            <text:p>DSOR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29" calcext:value-type="float">
            <text:p>329</text:p>
          </table:table-cell>
          <table:table-cell table:style-name="ce2" office:value-type="float" office:value="336" calcext:value-type="float">
            <text:p>33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total du séjour facturé au patient </text:p>
          </table:table-cell>
          <table:table-cell table:style-name="ce2" office:value-type="string" calcext:value-type="string">
            <text:p>MTSFP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344" calcext:value-type="float">
            <text:p>34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Rejet AMO </text:p>
          </table:table-cell>
          <table:table-cell table:style-name="ce2" office:value-type="string" calcext:value-type="string">
            <text:p>RJAM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45" calcext:value-type="float">
            <text:p>34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facturation AMO </text:p>
          </table:table-cell>
          <table:table-cell table:style-name="ce2" office:value-type="string" calcext:value-type="string">
            <text:p>DFAM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353" calcext:value-type="float">
            <text:p>3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facturation AMC </text:p>
          </table:table-cell>
          <table:table-cell table:style-name="ce2" office:value-type="string" calcext:value-type="string">
            <text:p>DFAMC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361" calcext:value-type="float">
            <text:p>3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facturation patient </text:p>
          </table:table-cell>
          <table:table-cell table:style-name="ce2" office:value-type="string" calcext:value-type="string">
            <text:p>DFP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369" calcext:value-type="float">
            <text:p>3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paiement AMO </text:p>
          </table:table-cell>
          <table:table-cell table:style-name="ce2" office:value-type="string" calcext:value-type="string">
            <text:p>DPAM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377" calcext:value-type="float">
            <text:p>3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paiement AMC </text:p>
          </table:table-cell>
          <table:table-cell table:style-name="ce2" office:value-type="string" calcext:value-type="string">
            <text:p>DPAMC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78" calcext:value-type="float">
            <text:p>378</text:p>
          </table:table-cell>
          <table:table-cell table:style-name="ce2" office:value-type="float" office:value="385" calcext:value-type="float">
            <text:p>3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paiement patient </text:p>
          </table:table-cell>
          <table:table-cell table:style-name="ce2" office:value-type="string" calcext:value-type="string">
            <text:p>DPP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93" calcext:value-type="float">
            <text:p>3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Statut FT AMO </text:p>
          </table:table-cell>
          <table:table-cell table:style-name="ce2" office:value-type="string" calcext:value-type="string">
            <text:p>SFAM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94" calcext:value-type="float">
            <text:p>39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Statut FT AMC </text:p>
          </table:table-cell>
          <table:table-cell table:style-name="ce2" office:value-type="string" calcext:value-type="string">
            <text:p>SFAM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95" calcext:value-type="float">
            <text:p>39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Statut FT patient </text:p>
          </table:table-cell>
          <table:table-cell table:style-name="ce2" office:value-type="string" calcext:value-type="string">
            <text:p>SF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96" calcext:value-type="float">
            <text:p>39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Pays d’assurance social </text:p>
          </table:table-cell>
          <table:table-cell table:style-name="ce2" office:value-type="string" calcext:value-type="string">
            <text:p>PY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399" calcext:value-type="float">
            <text:p>39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Filler </text:p>
          </table:table-cell>
          <table:table-cell table:style-name="ce2" office:value-type="string" calcext:value-type="string">
            <text:p>FLR4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49" calcext:value-type="float">
            <text:p>44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Empreinte numérique </text:p>
          </table:table-cell>
          <table:table-cell table:style-name="ce2" office:value-type="string" calcext:value-type="string">
            <text:p>EMPNUM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81" calcext:value-type="float">
            <text:p>48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Zone chiffrée </text:p>
          </table:table-cell>
          <table:table-cell table:style-name="ce2" office:value-type="string" calcext:value-type="string">
            <text:p>ZONECH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825" calcext:value-type="float">
            <text:p>82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string" calcext:value-type="string">
            <office:annotation draw:style-name="gr9" draw:text-style-name="P1" svg:width="12.587cm" svg:height="5.366cm" svg:x="1.594cm" svg:y="77.614cm" draw:caption-point-x="-0.666cm" draw:caption-point-y="-0.942cm">
              <dc:date>2017-06-14T00:00:00</dc:date>
              <text:p text:style-name="P1"><text:span text:style-name="T1">Obligatoire :</text:span></text:p>
              <text:p text:style-name="P1"><text:span text:style-name="T1">Indique que la colonne suivante donne</text:span></text:p>
              <text:p text:style-name="P1"><text:span text:style-name="T1">Le type de traitement de champs à utiliser.</text:span></text:p>
              <text:p text:style-name="P1"><text:span text:style-name="T1">Pour un RHS, utiliser RHS1.</text:span></text:p>
              <text:p text:style-name="P1"><text:span text:style-name="T1">Pour un RSA, utiliser RSA1</text:span></text:p>
              <text:p text:style-name="P1"><text:span text:style-name="T1">Pour un RSS, utiliser RSS1</text:span></text:p>
              <text:p text:style-name="P1"><text:span text:style-name="T1">Pour un ensemble monotone de champs, utiliser MONO.</text:span></text:p>
              <text:p text:style-name="P1"><text:span text:style-name="T1"/></text:p>
            </office:annotation>
            <text:p>S:</text:p>
          </table:table-cell>
          <table:table-cell office:value-type="string" calcext:value-type="string">
            <text:p>MONO</text:p>
          </table:table-cell>
          <table:table-cell table:number-columns-repeated="11"/>
        </table:table-row>
        <table:table-row table:style-name="ro1" table:number-rows-repeated="104845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descr" table:style-name="ta1">
        <office:forms form:automatic-focus="false" form:apply-design-mode="false"/>
        <table:table-column table:style-name="co13" table:default-cell-style-name="Default"/>
        <table:table-row table:style-name="ro5">
          <table:table-cell office:value-type="string" calcext:value-type="string">
            <text:p>ANOHOSP correspondant au VIDHOSP format 012</text:p>
          </table:table-cell>
        </table:table-row>
        <table:table-row table:style-name="ro5">
          <table:table-cell/>
        </table:table-row>
        <table:table-row table:style-name="ro1">
          <table:table-cell office:value-type="string" calcext:value-type="string">
            <text:p>Rempli à partir du manuel MAGIC 5.X de janvier 201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isi et vérifié le 23/01/19</text:p>
          </table:table-cell>
        </table:table-row>
        <table:table-row table:style-name="ro5">
          <table:table-cell office:value-type="string" calcext:value-type="string">
            <text:p>Corrigé le 20/06/2024 car pour le code retour l'abréviation est RNCEG et pas NCE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Vrai</number:text>
    </number:number-style>
    <number:number-style style:name="N135P1" style:volatile="true">
      <number:text>Vrai</number:text>
    </number:number-style>
    <number:number-style style:name="N135">
      <number:text>Faux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Actif</number:text>
    </number:number-style>
    <number:number-style style:name="N137P1" style:volatile="true">
      <number:text>Actif</number:text>
    </number:number-style>
    <number:number-style style:name="N137">
      <number:text>Inactif</number:text>
      <style:map style:condition="value()&gt;0" style:apply-style-name="N137P0"/>
      <style:map style:condition="value()&lt;0" style:apply-style-name="N137P1"/>
    </number:number-style>
    <number:currency-style style:name="N139P0" style:volatile="true">
      <number:currency-symbol number:language="fr" number:country="FR">€</number:currency-symbol>
      <number:text> </number:text>
      <number:number number: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 number:language="fr" number:country="FR">€</number:currency-symbol>
      <number:text> </number:text>
      <number:number number:decimal-places="2" number:min-integer-digits="1" number:grouping="true"/>
      <number:text>)</number:text>
      <style:map style:condition="value()&gt;=0" style:apply-style-name="N139P0"/>
    </number:currency-style>
    <number:currency-style style:name="N14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1P0"/>
    </number:currency-style>
    <number:currency-style style:name="N14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2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20">00/00/0000</text:date>, <text:time style:data-style-name="N2" text:time-value="17:03:28.6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4-06-20T17:04:26.386000000</dc:date>
    <meta:editing-duration>PT1H49M24S</meta:editing-duration>
    <meta:editing-cycles>33</meta:editing-cycles>
    <meta:document-statistic meta:table-count="2" meta:cell-count="1100" meta:object-count="0"/>
  </office:meta>
</office:document-meta>
</file>